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840000004B95CE3984.png" manifest:media-type="image/png"/>
  <manifest:file-entry manifest:full-path="Pictures/10000201000000C40000003C58C1D3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Uni_25_20Leipzig_25_20AvH_25_20Master1-subtitle">
      <style:graphic-properties draw:fill-color="#ffffff" fo:min-height="16.255cm"/>
    </style:style>
    <style:style style:name="pr2" style:family="presentation" style:parent-style-name="Uni_25_20Leipzig_25_20AvH_25_20Master1-notes">
      <style:graphic-properties draw:fill-color="#ffffff" fo:min-height="13.364cm"/>
    </style:style>
    <style:style style:name="pr3" style:family="presentation" style:parent-style-name="Uni_25_20Leipzig_25_20AvH_25_20Master1-title">
      <style:graphic-properties fo:min-height="3.506cm"/>
    </style:style>
    <style:style style:name="pr4" style:family="presentation" style:parent-style-name="Uni_25_20Leipzig_25_20AvH_25_20Master1-outline1">
      <style:graphic-properties fo:min-height="11.929cm"/>
    </style:style>
    <style:style style:name="P1" style:family="paragraph">
      <style:paragraph-properties fo:margin-left="0cm" fo:margin-right="0cm" fo:margin-top="0cm" fo:margin-bottom="0.254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762cm"/>
    </style:style>
    <style:style style:name="P5" style:family="paragraph">
      <style:paragraph-properties fo:margin-top="0cm" fo:margin-bottom="0.508cm"/>
    </style:style>
    <style:style style:name="T1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color="#000000" style:text-line-through-style="none" style:text-line-through-type="none" style:text-position="-25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-33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-33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Calibri1" fo:font-size="18pt" fo:letter-spacing="0.212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i_25_20Leipzig_25_20AvH_25_20Master1" presentation:presentation-page-layout-name="AL1T32">
        <office:forms form:automatic-focus="false" form:apply-design-mode="false"/>
        <draw:frame presentation:style-name="pr1" draw:layer="layout" svg:width="25.199cm" svg:height="16.255cm" svg:x="1.4cm" svg:y="2.794cm" presentation:class="subtitle">
          <draw:text-box>
            <text:p>Statistical Evaluation II:</text:p>
            <text:p>Dealing with Context Window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Let's start from the beginning</text:p>
          </draw:text-box>
        </draw:frame>
        <draw:frame presentation:style-name="pr4" draw:text-style-name="P2" draw:layer="layout" svg:width="25.199cm" svg:height="12.179cm" svg:x="1.4cm" svg:y="6.604cm" presentation:class="outline" presentation:user-transformed="true">
          <draw:text-box>
            <text:p xml:id="id1" text:id="id1" text:style-name="P1"><text:span text:style-name="T1">LL = </text:span><text:span text:style-name="T1"><text:tab/></text:span><text:span text:style-name="T1">log</text:span><text:span text:style-name="T2"> L</text:span><text:span text:style-name="T1">(c</text:span><text:span text:style-name="T3">12</text:span><text:span text:style-name="T4">, c</text:span><text:span text:style-name="T5">1</text:span><text:span text:style-name="T4">, p) +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)</text:span></text:p>
            <text:p xml:id="id2" text:id="id2" text:style-name="P1"><text:span text:style-name="T4"><text:s/></text:span><text:span text:style-name="T4"><text:tab/></text:span><text:span text:style-name="T4"><text:tab/></text:span><text:span text:style-name="T4">- log </text:span><text:span text:style-name="T6">L</text:span><text:span text:style-name="T4">(c</text:span><text:span text:style-name="T5">12</text:span><text:span text:style-name="T4">, c</text:span><text:span text:style-name="T5">1</text:span><text:span text:style-name="T4">, p</text:span><text:span text:style-name="T5">1</text:span><text:span text:style-name="T4">) -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</text:span><text:span text:style-name="T5">2</text:span><text:span text:style-name="T4">)</text:span></text:p>
            <text:p text:style-name="P1"><text:span text:style-name="T7"/></text:p>
            <text:p xml:id="id3" text:id="id3" text:style-name="P1"><text:span text:style-name="T7">c</text:span><text:span text:style-name="T8">1</text:span><text:span text:style-name="T7"> = occurrences of word 1 in the text <text:s text:c="19"/></text:span><text:span text:style-name="T7"><text:tab/></text:span><text:span text:style-name="T7"><text:tab/></text:span><text:span text:style-name="T7"><text:tab/></text:span></text:p>
            <text:p xml:id="id4" text:id="id4" text:style-name="P1"><text:span text:style-name="T7">c</text:span><text:span text:style-name="T8">2</text:span><text:span text:style-name="T7"> = occurrences of word 2 in the text <text:s text:c="5"/></text:span><text:span text:style-name="T7"><text:tab/></text:span><text:span text:style-name="T7"><text:tab/></text:span><text:span text:style-name="T7"><text:tab/></text:span></text:p>
            <text:p xml:id="id5" text:id="id5" text:style-name="P1"><text:span text:style-name="T7">c</text:span><text:span text:style-name="T8">12</text:span><text:span text:style-name="T7"> = co-occurrences of word 1 with word 2 in the text </text:span></text:p>
            <text:p xml:id="id6" text:id="id6" text:style-name="P1"><text:span text:style-name="T7">N = number of tokens in the text</text:span></text:p>
            <text:p text:style-name="P1"><text:span text:style-name="T7"/></text:p>
            <text:p xml:id="id7" text:id="id7" text:style-name="P1"><text:span text:style-name="T7">p = c</text:span><text:span text:style-name="T8">2</text:span><text:span text:style-name="T7">/N</text:span></text:p>
            <text:p xml:id="id8" text:id="id8" text:style-name="P1"><text:span text:style-name="T7">p</text:span><text:span text:style-name="T8">1</text:span><text:span text:style-name="T7"> = c</text:span><text:span text:style-name="T8">12</text:span><text:span text:style-name="T7">/c</text:span><text:span text:style-name="T8">1</text:span></text:p>
            <text:p xml:id="id9" text:id="id9" text:style-name="P1"><text:span text:style-name="T7">p</text:span><text:span text:style-name="T8">2</text:span><text:span text:style-name="T7"> = (c</text:span><text:span text:style-name="T8">2</text:span><text:span text:style-name="T7">-c</text:span><text:span text:style-name="T8">12</text:span><text:span text:style-name="T7">)/(N-c</text:span><text:span text:style-name="T8">1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Let's start from the beginning</text:p>
          </draw:text-box>
        </draw:frame>
        <draw:frame presentation:style-name="pr4" draw:text-style-name="P2" draw:layer="layout" svg:width="25.199cm" svg:height="12.179cm" svg:x="1.4cm" svg:y="6.604cm" presentation:class="outline" presentation:user-transformed="true">
          <draw:text-box>
            <text:p text:style-name="P1"><text:span text:style-name="T1">LL = </text:span><text:span text:style-name="T1"><text:tab/></text:span><text:span text:style-name="T1">log</text:span><text:span text:style-name="T2"> L</text:span><text:span text:style-name="T1">(c</text:span><text:span text:style-name="T3">12</text:span><text:span text:style-name="T4">, c</text:span><text:span text:style-name="T5">1</text:span><text:span text:style-name="T4">, p) +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)</text:span></text:p>
            <text:p text:style-name="P1"><text:span text:style-name="T4"><text:s/></text:span><text:span text:style-name="T4"><text:tab/></text:span><text:span text:style-name="T4"><text:tab/></text:span><text:span text:style-name="T4">- log </text:span><text:span text:style-name="T6">L</text:span><text:span text:style-name="T4">(c</text:span><text:span text:style-name="T5">12</text:span><text:span text:style-name="T4">, c</text:span><text:span text:style-name="T5">1</text:span><text:span text:style-name="T4">, p</text:span><text:span text:style-name="T5">1</text:span><text:span text:style-name="T4">) -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</text:span><text:span text:style-name="T5">2</text:span><text:span text:style-name="T4">)</text:span></text:p>
            <text:p text:style-name="P1"><text:span text:style-name="T7"/></text:p>
            <text:p text:style-name="P1"><text:span text:style-name="T7">c</text:span><text:span text:style-name="T8">1</text:span><text:span text:style-name="T7"> = occurrences of word 1 in the </text:span><text:span text:style-name="T9">text</text:span><text:span text:style-name="T7"> <text:s text:c="19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2</text:span><text:span text:style-name="T7"> = occurrences of word 2 in the </text:span><text:span text:style-name="T9">text</text:span><text:span text:style-name="T7"> <text:s text:c="5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12</text:span><text:span text:style-name="T7"> = co-occurrences of word 1 with word 2 in the </text:span><text:span text:style-name="T9">text</text:span><text:span text:style-name="T7"> </text:span></text:p>
            <text:p text:style-name="P1"><text:span text:style-name="T7">N = number of tokens in the </text:span><text:span text:style-name="T9">text</text:span></text:p>
            <text:p text:style-name="P1"><text:span text:style-name="T7"/></text:p>
            <text:p text:style-name="P1"><text:span text:style-name="T7">p = c</text:span><text:span text:style-name="T8">2</text:span><text:span text:style-name="T7">/N</text:span></text:p>
            <text:p text:style-name="P1"><text:span text:style-name="T7">p</text:span><text:span text:style-name="T8">1</text:span><text:span text:style-name="T7"> = c</text:span><text:span text:style-name="T8">12</text:span><text:span text:style-name="T7">/c</text:span><text:span text:style-name="T8">1</text:span></text:p>
            <text:p text:style-name="P1"><text:span text:style-name="T7">p</text:span><text:span text:style-name="T8">2</text:span><text:span text:style-name="T7"> = (c</text:span><text:span text:style-name="T8">2</text:span><text:span text:style-name="T7">-c</text:span><text:span text:style-name="T8">12</text:span><text:span text:style-name="T7">)/(N-c</text:span><text:span text:style-name="T8">1</text:span><text:span text:style-name="T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Let's start from the beginning</text:p>
          </draw:text-box>
        </draw:frame>
        <draw:frame presentation:style-name="pr4" draw:text-style-name="P2" draw:layer="layout" svg:width="25.199cm" svg:height="12.179cm" svg:x="1.4cm" svg:y="6.604cm" presentation:class="outline" presentation:user-transformed="true">
          <draw:text-box>
            <text:p text:style-name="P1"><text:span text:style-name="T1">LL = </text:span><text:span text:style-name="T1"><text:tab/></text:span><text:span text:style-name="T1">log</text:span><text:span text:style-name="T2"> L</text:span><text:span text:style-name="T1">(c</text:span><text:span text:style-name="T3">12</text:span><text:span text:style-name="T4">, c</text:span><text:span text:style-name="T5">1</text:span><text:span text:style-name="T4">, p) +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)</text:span></text:p>
            <text:p text:style-name="P1"><text:span text:style-name="T4"><text:s/></text:span><text:span text:style-name="T4"><text:tab/></text:span><text:span text:style-name="T4"><text:tab/></text:span><text:span text:style-name="T4">- log </text:span><text:span text:style-name="T6">L</text:span><text:span text:style-name="T4">(c</text:span><text:span text:style-name="T5">12</text:span><text:span text:style-name="T4">, c</text:span><text:span text:style-name="T5">1</text:span><text:span text:style-name="T4">, p</text:span><text:span text:style-name="T5">1</text:span><text:span text:style-name="T4">) -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</text:span><text:span text:style-name="T5">2</text:span><text:span text:style-name="T4">)</text:span></text:p>
            <text:p text:style-name="P1"><text:span text:style-name="T7"/></text:p>
            <text:p text:style-name="P1"><text:span text:style-name="T7">c</text:span><text:span text:style-name="T8">1</text:span><text:span text:style-name="T7"> = occurrences of word 1 in the </text:span><text:span text:style-name="T9">data</text:span><text:span text:style-name="T7"> <text:s text:c="19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2</text:span><text:span text:style-name="T7"> = occurrences of word 2 in the </text:span><text:span text:style-name="T9">data</text:span><text:span text:style-name="T7"> <text:s text:c="5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12</text:span><text:span text:style-name="T7"> = co-occurrences of word 1 with word 2 in the </text:span><text:span text:style-name="T9">data</text:span><text:span text:style-name="T7"> </text:span></text:p>
            <text:p text:style-name="P1"><text:span text:style-name="T7">N = number of tokens in the </text:span><text:span text:style-name="T9">data</text:span></text:p>
            <text:p text:style-name="P1"><text:span text:style-name="T7"/></text:p>
            <text:p text:style-name="P1"><text:span text:style-name="T7">p = c</text:span><text:span text:style-name="T8">2</text:span><text:span text:style-name="T7">/N</text:span></text:p>
            <text:p text:style-name="P1"><text:span text:style-name="T7">p</text:span><text:span text:style-name="T8">1</text:span><text:span text:style-name="T7"> = c</text:span><text:span text:style-name="T8">12</text:span><text:span text:style-name="T7">/c</text:span><text:span text:style-name="T8">1</text:span></text:p>
            <text:p text:style-name="P1"><text:span text:style-name="T7">p</text:span><text:span text:style-name="T8">2</text:span><text:span text:style-name="T7"> = (c</text:span><text:span text:style-name="T8">2</text:span><text:span text:style-name="T7">-c</text:span><text:span text:style-name="T8">12</text:span><text:span text:style-name="T7">)/(N-c</text:span><text:span text:style-name="T8">1</text:span><text:span text:style-name="T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Data, not Text!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10" text:id="id10">We have abstracted data from the text</text:p>
              </text:list-item>
              <text:list-item>
                <text:p xml:id="id11" text:id="id11">We should no longer refer to the text</text:p>
              </text:list-item>
              <text:list-item>
                <text:p xml:id="id12" text:id="id12">But, instead, to the data</text:p>
              </text:list-item>
              <text:list-item>
                <text:p xml:id="id13" text:id="id13">The DataFrames we have constructed have everything we ne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Counts for the target word (word 1)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/>
                <text:p xml:id="id15" text:id="id15"><text:span text:style-name="T10">t</text:span> = the target word (word 1)</text:p>
                <text:p xml:id="id16" text:id="id16"><text:span text:style-name="T10">c</text:span><text:span text:style-name="T11"> = the co-occurrent (word 2)</text:span></text:p>
                <text:p xml:id="id17" text:id="id17"><text:span text:style-name="T10">W</text:span><text:span text:style-name="T11"> = the size of the window</text:span></text:p>
                <text:p><text:span text:style-name="T12"/></text:p>
                <text:p xml:id="id18" text:id="id18"><text:span text:style-name="T13">This equation from Bullinaria and Levy, “Extracting Semantic Representations from Word Co-Occurrence Statistics”, 2007, </text:span></text:p>
              </text:list-header>
            </text:list>
          </draw:text-box>
        </draw:frame>
        <draw:frame draw:style-name="gr2" draw:text-style-name="P3" xml:id="id14" draw:id="id14" draw:layer="layout" svg:width="12.474cm" svg:height="3.336cm" svg:x="6.858cm" svg:y="6.31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What does this mean?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 text:style-name="P2"/>
                <text:p text:style-name="P2"/>
              </text:list-header>
              <text:list-item>
                <text:p xml:id="id21" text:id="id21">Word counts depend on co-occurrence counts!</text:p>
                <text:p text:style-name="P2"/>
                <text:p text:style-name="P2"/>
              </text:list-item>
              <text:list-item>
                <text:p xml:id="id23" text:id="id23" text:style-name="P2">Sum all co-occurrence counts for <text:span text:style-name="T10">t</text:span></text:p>
              </text:list-item>
            </text:list>
          </draw:text-box>
        </draw:frame>
        <draw:frame draw:style-name="gr2" draw:text-style-name="P3" xml:id="id19" draw:id="id19" draw:layer="layout" svg:width="12.474cm" svg:height="3.336cm" svg:x="6.858cm" svg:y="6.3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xml:id="id20" draw:id="id20" draw:layer="layout" svg:width="4.788cm" svg:height="1.61cm" svg:x="2.258cm" svg:y="9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xml:id="id22" draw:id="id22" draw:layer="layout" svg:width="6.812cm" svg:height="2.737cm" svg:x="1.509cm" svg:y="13.2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What does this mean (cont.)?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 text:style-name="P2"/>
                <text:p text:style-name="P4"/>
                <text:p text:style-name="P5"/>
              </text:list-header>
              <text:list-item>
                <text:p xml:id="id25" text:id="id25" text:style-name="P5">Finally, divide by the total window size (<text:span text:style-name="T10">L</text:span><text:span text:style-name="T11"> + </text:span><text:span text:style-name="T10">R</text:span><text:span text:style-name="T11">)</text:span></text:p>
              </text:list-item>
            </text:list>
          </draw:text-box>
        </draw:frame>
        <draw:frame draw:style-name="gr2" draw:text-style-name="P3" draw:layer="layout" svg:width="12.474cm" svg:height="3.336cm" svg:x="6.858cm" svg:y="6.31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xml:id="id24" draw:id="id24" draw:layer="layout" svg:width="8.697cm" svg:height="3.338cm" svg:x="1.778cm" svg:y="9.65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Counts for the co-occurrent and <text:span text:style-name="T10">N</text:span>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27" text:id="id27">Sum of the co-occurrences of <text:span text:style-name="T10">c</text:span> with every <text:span text:style-name="T10">t</text:span></text:p>
                <text:p><text:span text:style-name="T10"/></text:p>
                <text:p><text:span text:style-name="T10"/></text:p>
              </text:list-item>
              <text:list-item>
                <text:p xml:id="id29" text:id="id29"><text:span text:style-name="T11">Sum of the counts for every </text:span><text:span text:style-name="T10">t</text:span></text:p>
              </text:list-item>
            </text:list>
          </draw:text-box>
        </draw:frame>
        <draw:frame draw:style-name="gr2" draw:text-style-name="P3" xml:id="id26" draw:id="id26" draw:layer="layout" svg:width="12.699cm" svg:height="3.338cm" svg:x="6.858cm" svg:y="6.31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xml:id="id28" draw:id="id28" draw:layer="layout" svg:width="13.24cm" svg:height="3.338cm" svg:x="6.858cm" svg:y="11.93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ni_25_20Leipzig_25_20AvH_25_20Master1-background" style:display-name="Uni%20Leipzig%20AvH%20Master1-background" style:family="presentation">
      <style:graphic-properties draw:stroke="none" draw:fill="none"/>
      <style:text-properties style:letter-kerning="true"/>
    </style:style>
    <style:style style:name="Uni_25_20Leipzig_25_20AvH_25_20Master1-backgroundobjects" style:display-name="Uni%20Leipzig%20AvH%20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_25_20Leipzig_25_20AvH_25_20Master1-notes" style:display-name="Uni%20Leipzig%20AvH%20Maste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_25_20Leipzig_25_20AvH_25_20Master1-outline1" style:display-name="Uni%20Leipzig%20AvH%20Master1-outline1" style:family="presentation">
      <style:graphic-properties draw:stroke="none" draw:fill="none" draw:auto-grow-height="false" draw:fit-to-size="shrink-to-fit">
        <text:list-style style:name="Uni_25_20Leipzig_25_20AvH_25_20Master1-outline1" style:display-name="Uni%20Leipzig%20AvH%20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_25_20Leipzig_25_20AvH_25_20Master1-outline2" style:display-name="Uni%20Leipzig%20AvH%20Master1-outline2" style:family="presentation" style:parent-style-name="Uni_25_20Leipzig_25_20AvH_25_20Master1-outline1">
      <style:paragraph-properties fo:margin-top="0cm" fo:margin-bottom="0.4cm"/>
      <style:text-properties fo:font-size="28pt" style:font-size-asian="28pt" style:font-size-complex="28pt"/>
    </style:style>
    <style:style style:name="Uni_25_20Leipzig_25_20AvH_25_20Master1-outline3" style:display-name="Uni%20Leipzig%20AvH%20Master1-outline3" style:family="presentation" style:parent-style-name="Uni_25_20Leipzig_25_20AvH_25_20Master1-outline2">
      <style:paragraph-properties fo:margin-top="0cm" fo:margin-bottom="0.3cm"/>
      <style:text-properties fo:font-size="24pt" style:font-size-asian="24pt" style:font-size-complex="24pt"/>
    </style:style>
    <style:style style:name="Uni_25_20Leipzig_25_20AvH_25_20Master1-outline4" style:display-name="Uni%20Leipzig%20AvH%20Master1-outline4" style:family="presentation" style:parent-style-name="Uni_25_20Leipzig_25_20AvH_25_20Master1-outline3">
      <style:paragraph-properties fo:margin-top="0cm" fo:margin-bottom="0.2cm"/>
      <style:text-properties fo:font-size="20pt" style:font-size-asian="20pt" style:font-size-complex="20pt"/>
    </style:style>
    <style:style style:name="Uni_25_20Leipzig_25_20AvH_25_20Master1-outline5" style:display-name="Uni%20Leipzig%20AvH%20Master1-outline5" style:family="presentation" style:parent-style-name="Uni_25_20Leipzig_25_20AvH_25_20Master1-outline4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6" style:display-name="Uni%20Leipzig%20AvH%20Master1-outline6" style:family="presentation" style:parent-style-name="Uni_25_20Leipzig_25_20AvH_25_20Master1-outline5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7" style:display-name="Uni%20Leipzig%20AvH%20Master1-outline7" style:family="presentation" style:parent-style-name="Uni_25_20Leipzig_25_20AvH_25_20Master1-outline6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8" style:display-name="Uni%20Leipzig%20AvH%20Master1-outline8" style:family="presentation" style:parent-style-name="Uni_25_20Leipzig_25_20AvH_25_20Master1-outline7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9" style:display-name="Uni%20Leipzig%20AvH%20Master1-outline9" style:family="presentation" style:parent-style-name="Uni_25_20Leipzig_25_20AvH_25_20Master1-outline8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subtitle" style:display-name="Uni%20Leipzig%20AvH%20Master1-subtitle" style:family="presentation">
      <style:graphic-properties draw:stroke="none" draw:fill="none" draw:textarea-vertical-align="middle">
        <text:list-style style:name="Uni_25_20Leipzig_25_20AvH_25_20Master1-subtitle" style:display-name="Uni%20Leipzig%20AvH%20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_25_20Leipzig_25_20AvH_25_20Master1-title" style:display-name="Uni%20Leipzig%20AvH%20Master1-title" style:family="presentation">
      <style:graphic-properties draw:stroke="none" draw:fill="none" draw:textarea-vertical-align="middle">
        <text:list-style style:name="Uni_25_20Leipzig_25_20AvH_25_20Master1-title" style:display-name="Uni%20Leipzig%20AvH%20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ni_25_20Leipzig_25_20AvH_25_20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i_25_20Leipzig_25_20AvH_25_20Master1-backgroundobjects">
      <style:graphic-properties draw:stroke="none" draw:fill="none" draw:fill-color="#ffffff" draw:auto-grow-height="false" fo:min-height="1.485cm"/>
    </style:style>
    <style:style style:name="Mpr3" style:family="presentation" style:parent-style-name="Uni_25_20Leipzig_25_20AvH_25_20Master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ni_25_20Leipzig_25_20AvH_25_20Master1" style:display-name="Uni%20Leipzig%20AvH%20Master1" style:page-layout-name="PM1" draw:style-name="Mdp1">
      <draw:frame presentation:style-name="Uni_25_20Leipzig_25_20AvH_25_20Master1-title" draw:layer="backgroundobjects" svg:width="25.199cm" svg:height="3.506cm" svg:x="1.4cm" svg:y="2.794cm" presentation:class="title" presentation:placeholder="true">
        <draw:text-box/>
      </draw:frame>
      <draw:frame presentation:style-name="Uni_25_20Leipzig_25_20AvH_25_20Master1-outline1" draw:layer="backgroundobjects" svg:width="25.199cm" svg:height="12.179cm" svg:x="1.4cm" svg:y="6.60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asted-image.pdf" draw:style-name="Mgr3" draw:text-style-name="MP4" draw:layer="backgroundobjects" svg:width="5.185cm" svg:height="1.587cm" svg:x="1.3cm" svg:y="0.841cm">
        <draw:image xlink:href="Pictures/10000201000000C40000003C58C1D389.png" xlink:type="simple" xlink:show="embed" xlink:actuate="onLoad">
          <text:p/>
        </draw:image>
      </draw:frame>
      <draw:frame draw:name="pasted-image.pdf" draw:style-name="Mgr3" draw:text-style-name="MP4" draw:layer="backgroundobjects" svg:width="3.492cm" svg:height="1.983cm" svg:x="23.114cm" svg:y="0.642cm">
        <draw:image xlink:href="Pictures/10000201000000840000004B95CE3984.png" xlink:type="simple" xlink:show="embed" xlink:actuate="onLoad">
          <text:p/>
        </draw:image>
      </draw:frame>
      <presentation:notes style:page-layout-name="PM0">
        <draw:page-thumbnail presentation:style-name="Uni_25_20Leipzig_25_20AvH_25_20Master1-title" draw:layer="backgroundobjects" svg:width="14.848cm" svg:height="11.136cm" svg:x="3.075cm" svg:y="2.257cm" presentation:class="page"/>
        <draw:frame presentation:style-name="Uni_25_20Leipzig_25_20AvH_25_20Master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1:12:38.203093617</meta:creation-date>
    <dc:title>Uni Leipzig AvH Master</dc:title>
    <meta:editing-duration>PT4H4M10S</meta:editing-duration>
    <meta:editing-cycles>19</meta:editing-cycles>
    <meta:generator>LibreOffice/4.2.4.2$Linux_X86_64 LibreOffice_project/420m0$Build-2</meta:generator>
    <dc:date>2014-07-21T23:12:52.917141614</dc:date>
    <meta:document-statistic meta:object-count="6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t) = {1} over {W} sum from{c} n( c,t )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t) = {1} over {W} sum from{c} n( c,t ) </annotation>
  </semantics>
</math>
</file>

<file path=Object 3/content.xml><?xml version="1.0" encoding="utf-8"?>
<math xmlns="http://www.w3.org/1998/Math/MathML" display="block">
  <semantics>
    <mrow>
      <mi>n</mi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n( c,t ) 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sum from{c} n( c,t )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t) = {1} over {W} sum from{c} n( c,t ) </annotation>
  </semantics>
</math>
</file>

<file path=Object 6/content.xml><?xml version="1.0" encoding="utf-8"?>
<math xmlns="http://www.w3.org/1998/Math/MathML" display="block">
  <semantics>
    <mrow>
      <mfrac>
        <mn>1</mn>
        <mi>W</mi>
      </mfrac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{1} over {W} sum from{c} n( c,t ) 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c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t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c) = {1} over {W} sum from{t} n( c,t ) </annotation>
  </semantics>
</math>
</file>

<file path=Object 8/content.xml><?xml version="1.0" encoding="utf-8"?>
<math xmlns="http://www.w3.org/1998/Math/MathML" display="block">
  <semantics>
    <mrow>
      <mrow>
        <mi>N</mi>
        <mo stretchy="false">=</mo>
        <mfrac>
          <mn>1</mn>
          <mi>W</mi>
        </mfrac>
      </mrow>
      <mrow>
        <munder>
          <mo stretchy="false">∑</mo>
          <mi>t</mi>
        </munder>
        <mrow>
          <munder>
            <mo stretchy="false">∑</mo>
            <mi>c</mi>
          </munder>
          <mi>n</mi>
        </mrow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N = {1} over {W} sum from{t}sum from{c} n( c,t ) </annotation>
  </semantics>
</math>
</file>